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ada3" officeooo:paragraph-rsid="0007ada3"/>
    </style:style>
    <style:style style:name="P2" style:family="paragraph" style:parent-style-name="Standard">
      <style:text-properties officeooo:rsid="0007ada3" officeooo:paragraph-rsid="00082778"/>
    </style:style>
    <style:style style:name="P3" style:family="paragraph" style:parent-style-name="Standard">
      <style:text-properties officeooo:rsid="00082778" officeooo:paragraph-rsid="00082778"/>
    </style:style>
    <style:style style:name="P4" style:family="paragraph" style:parent-style-name="Standard">
      <style:text-properties officeooo:rsid="00082aaf" officeooo:paragraph-rsid="00082aaf"/>
    </style:style>
    <style:style style:name="P5" style:family="paragraph" style:parent-style-name="Standard">
      <style:text-properties officeooo:rsid="00088bee" officeooo:paragraph-rsid="00088bee"/>
    </style:style>
    <style:style style:name="P6" style:family="paragraph" style:parent-style-name="Standard">
      <style:text-properties officeooo:rsid="00088bee" officeooo:paragraph-rsid="000c49d0"/>
    </style:style>
    <style:style style:name="P7" style:family="paragraph" style:parent-style-name="Standard">
      <style:text-properties officeooo:rsid="00088bee" officeooo:paragraph-rsid="000d12de"/>
    </style:style>
    <style:style style:name="P8" style:family="paragraph" style:parent-style-name="Standard">
      <style:text-properties officeooo:rsid="000a0ea8" officeooo:paragraph-rsid="000a0ea8"/>
    </style:style>
    <style:style style:name="P9" style:family="paragraph" style:parent-style-name="Standard">
      <style:text-properties officeooo:rsid="000a9181" officeooo:paragraph-rsid="000a9181"/>
    </style:style>
    <style:style style:name="P10" style:family="paragraph" style:parent-style-name="Standard">
      <style:text-properties officeooo:rsid="000a9181" officeooo:paragraph-rsid="000c49d0"/>
    </style:style>
    <style:style style:name="P11" style:family="paragraph" style:parent-style-name="Standard">
      <style:text-properties officeooo:rsid="000a9181" officeooo:paragraph-rsid="000d12de"/>
    </style:style>
    <style:style style:name="P12" style:family="paragraph" style:parent-style-name="Standard">
      <style:text-properties officeooo:rsid="000c49d0" officeooo:paragraph-rsid="000c49d0"/>
    </style:style>
    <style:style style:name="P13" style:family="paragraph" style:parent-style-name="Standard">
      <style:text-properties officeooo:rsid="000d12de" officeooo:paragraph-rsid="000d12de"/>
    </style:style>
    <style:style style:name="P14" style:family="paragraph" style:parent-style-name="Standard">
      <style:text-properties officeooo:rsid="000eff1f" officeooo:paragraph-rsid="000eff1f"/>
    </style:style>
    <style:style style:name="P15" style:family="paragraph" style:parent-style-name="Standard">
      <style:text-properties officeooo:rsid="000f66b5" officeooo:paragraph-rsid="000f66b5"/>
    </style:style>
    <style:style style:name="P16" style:family="paragraph" style:parent-style-name="Standard">
      <style:text-properties officeooo:paragraph-rsid="000f66b5"/>
    </style:style>
    <style:style style:name="P17" style:family="paragraph" style:parent-style-name="Standard">
      <style:text-properties officeooo:rsid="001033d1" officeooo:paragraph-rsid="001033d1"/>
    </style:style>
    <style:style style:name="P18" style:family="paragraph" style:parent-style-name="Standard">
      <style:text-properties officeooo:rsid="001038e1" officeooo:paragraph-rsid="001038e1"/>
    </style:style>
    <style:style style:name="P19" style:family="paragraph" style:parent-style-name="Standard">
      <style:text-properties officeooo:rsid="0010bbf3" officeooo:paragraph-rsid="0010bbf3"/>
    </style:style>
    <style:style style:name="P20" style:family="paragraph" style:parent-style-name="Text_20_body" style:list-style-name="L1"/>
    <style:style style:name="T1" style:family="text">
      <style:text-properties fo:font-weight="bold"/>
    </style:style>
    <style:style style:name="T2" style:family="text">
      <style:text-properties officeooo:rsid="00082778"/>
    </style:style>
    <style:style style:name="T3" style:family="text">
      <style:text-properties officeooo:rsid="00082aaf"/>
    </style:style>
    <style:style style:name="T4" style:family="text">
      <style:text-properties officeooo:rsid="00088bee"/>
    </style:style>
    <style:style style:name="T5" style:family="text">
      <style:text-properties officeooo:rsid="000a0ea8"/>
    </style:style>
    <style:style style:name="T6" style:family="text">
      <style:text-properties style:text-position="super 58%"/>
    </style:style>
    <style:style style:name="T7" style:family="text">
      <style:text-properties style:text-position="0% 100%"/>
    </style:style>
    <style:style style:name="T8" style:family="text">
      <style:text-properties officeooo:rsid="000a9181"/>
    </style:style>
    <style:style style:name="T9" style:family="text">
      <style:text-properties officeooo:rsid="000c49d0"/>
    </style:style>
    <style:style style:name="T10" style:family="text">
      <style:text-properties officeooo:rsid="000d12de"/>
    </style:style>
    <style:style style:name="T11" style:family="text">
      <style:text-properties officeooo:rsid="000f66b5"/>
    </style:style>
    <style:style style:name="T12" style:family="text">
      <style:text-properties fo:font-weight="normal" style:font-weight-asian="normal" style:font-weight-complex="normal"/>
    </style:style>
    <style:style style:name="T13" style:family="text">
      <style:text-properties fo:font-weight="normal" officeooo:rsid="000f66b5" style:font-weight-asian="normal" style:font-weight-complex="normal"/>
    </style:style>
    <style:style style:name="T14" style:family="text">
      <style:text-properties officeooo:rsid="001038e1"/>
    </style:style>
    <style:style style:name="T15" style:family="text">
      <style:text-properties officeooo:rsid="0010bbf3"/>
    </style:style>
    <style:style style:name="T16" style:family="text">
      <style:text-properties officeooo:rsid="0010c8b8"/>
    </style:style>
    <style:style style:name="T17" style:family="text">
      <style:text-properties officeooo:rsid="0010da3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44005708" text:style-name="L1">
        <text:list-item>
          <text:list>
            <text:list-item>
              <text:list>
                <text:list-item>
                  <text:p text:style-name="P20">In <text:span text:style-name="T1">DOCUMENTATION.pdf</text:span> include (specify algorithms, files, procedures and code lines for: A. where command line options are implemented, B. where the servers for UDP and TCP are initialized if using separate threads/processes, C. where messages are read from sockets, D. where they are parsed, E. where they are saved in database, F. where they are forwarded further)</text:p>
                </text:list-item>
              </text:list>
            </text:list-item>
          </text:list>
        </text:list-item>
      </text:list>
      <text:p text:style-name="Standard"/>
      <text:p text:style-name="P1">Section A: <text:span text:style-name="T4">I</text:span>mplementation of command line options</text:p>
      <text:p text:style-name="P1"/>
      <text:p text:style-name="P1">Inside of main in server.c lines 78-89 we process -p for port and -d for path. -p is valid for any port from 0 to 65535. Using an invalid port will cause errors further in the program. -d specifies the directory for our PEER and GOSSIP files. The directory is hardcoded inside run.sh, which specifies “testFolder” as the directory(testFolder will be created if it does not already exist).</text:p>
      <text:p text:style-name="P1"/>
      <text:p text:style-name="P1">Section B: <text:span text:style-name="T4">I</text:span>nitialization of TCP and UDP servers</text:p>
      <text:p text:style-name="P9">(all line numbers in this section refer to server.c unless otherwise mentioned)</text:p>
      <text:p text:style-name="P1"/>
      <text:p text:style-name="P2">Inside of main in server.c lines 91-100 create the TCP server and lines 104-110 create the UDP server. All connections are handled by a polling mechanism <text:span text:style-name="T2">inside of main in server.c, lines 118-145.</text:span> The TCP server will spawn a new process(see: tcpConnection<text:span text:style-name="T2">(</text:span> int, char *<text:span text:style-name="T2">) in next section</text:span>) to handle the client<text:span text:style-name="T2">(lines 126-139)</text:span>. <text:s/>The UDP server will not spawn a new process and will directly handle the connection within the same process(see: udpConnection(int, sockaddr_in, char *<text:span text:style-name="T2">) in next section</text:span>) <text:span text:style-name="T15">in lines 141-144</text:span>. <text:span text:style-name="T4">A failure of either server to bind is not a fatal error and a warning will be written to stderror informing that BIND failed.</text:span></text:p>
      <text:p text:style-name="P2"/>
      <text:p text:style-name="P3">Section C: <text:span text:style-name="T4">W</text:span>here messages are read from sockets</text:p>
      <text:p text:style-name="P9">(all line numbers in this section refer to server.c unless otherwise mentioned)</text:p>
      <text:p text:style-name="P3"/>
      <text:p text:style-name="P3">Whenever the server receives a message the polling mechanism will trigger the proper connection function as defined in Section B.</text:p>
      <text:p text:style-name="P3"/>
      <text:p text:style-name="P3">tcpConnection(int, char *): implemented in lines 731-789, tcpConnection is run by a child process to handle the TCP sockets interactions. A child process is used due to the stream nature of TCP. In tcpConnection we must account for message fragmentation and message concatenation. To accomplish this we define one buffer, here after referred to as BUF_LARGE, to hold the total read messages, and one buffer, here after referred to as BUF_SMALL, to hold each individual read from the socket. Each read is placed into BUF_SMALL and then appended<text:span text:style-name="T3">(see bufAppend(char *, char *, int, int))</text:span> to BUF_LARGE. <text:span text:style-name="T3">This is to handle message fragmentation(lines 738-740). The result of this operation is that a socket receiving:</text:span></text:p>
      <text:p text:style-name="P4">Read 1: PE</text:p>
      <text:p text:style-name="P4">Read 2: ER:Name:port:IP</text:p>
      <text:p text:style-name="P4">Read 3:%</text:p>
      <text:p text:style-name="P4">will assemble into BUF_LARGE: PEER:Name:port:IP%. The appending operation also allows for message concatenation, a TCP socket receiving:</text:p>
      <text:p text:style-name="P4">Read 1: PEER:Name:port:</text:p>
      <text:p text:style-name="P4">Read 2: IP%PEERS?</text:p>
      <text:p text:style-name="P4">Will result in BUF_LARGE containing PEER:Name:port:IP%PEERS?. After each command is executed it is cleared from the buffer(see Section D, clearBuffer(char *, int, int)).</text:p>
      <text:p text:style-name="P4"><text:soft-page-break/></text:p>
      <text:p text:style-name="P5">udpConnection(int, sockaddr_in, char *): implemented in lines 711-724, the UDP connection does not spawn a child process. This is because each UDP packet is the full set of data, there does not exist a stream to account for unlike with TCP. The message is read in line 716. Again, because UDP is not a stream there does not exist any need to handle message fragmentation or concatenation. It is assumed that each UDP packet contains one and only one command.</text:p>
      <text:p text:style-name="P5"/>
      <text:p text:style-name="P5">Section D: Where messages are parsed</text:p>
      <text:p text:style-name="P9">(all line numbers in this section refer to server.c unless otherwise mentioned)</text:p>
      <text:p text:style-name="P5"/>
      <text:p text:style-name="P5">It is assumed that each message is sent with a validly formatted string. That is, <text:span text:style-name="T5">all messages sent to the server obey the form GOSSIP:[sha]:[time]:[message]%, PEER:[name]:PORT=[port]:IP=[ip]%, or PEERS?. It is also assumed that each IP is a valid IP, <text:s/>sending an IP with length of 17 is not a valid IP and would result in a buffer overflow. Each message must be parsed in its appropriate protocol handler to determine which helper function to call. The assumptions made above allow us to easily determine which to call:</text:span></text:p>
      <text:p text:style-name="P8">if the message begins with a G it must be a GOSSIP command, and so we call GOSSIP(char *, char *).</text:p>
      <text:p text:style-name="P8">If the message has ‘:’ in its 5<text:span text:style-name="T6">th</text:span> position it must be a PEER command</text:p>
      <text:p text:style-name="P8">Otherwise the message must be PEERS?</text:p>
      <text:p text:style-name="P8">In tcpConnection() this is in lines: <text:span text:style-name="T8">755, 767, 777</text:span></text:p>
      <text:p text:style-name="P8">In udpConnection this is in lines: 717, <text:span text:style-name="T8">719, 721</text:span></text:p>
      <text:p text:style-name="P8"/>
      <text:p text:style-name="P8">Both tcpConnection() and udpConnection() call the same helper functions which handle the message parsing and execution.</text:p>
      <text:p text:style-name="P8"/>
      <text:p text:style-name="P8">GOSSIP<text:span text:style-name="T8">(char * char *):</text:span></text:p>
      <text:p text:style-name="P9">GOSSIP first allocates buffers for each of the three GOSSIP string components([sha], [time],[message])(lines 204-209). Then we place the parts of the GOSSIP string into the appropriate buffers in lines 212-220 knowing that ‘:’ divides them. The actual execution of GOSSIP is described in the appendix.</text:p>
      <text:p text:style-name="P9"/>
      <text:p text:style-name="P9">PEER(char *, char *):</text:p>
      <text:p text:style-name="P9">PEER first allocates room for each of the three PEER string components([name],[port],[ip])(lines 433-435). The parsing of the message occurs in lines 450-458, recognizing it follows the same delimiters as GOSSIP with only a need to account for PORT=, IP= in the last parts of the command. <text:span text:style-name="T9">The actual execution of PEER is described in the appendix.</text:span></text:p>
      <text:p text:style-name="P9"/>
      <text:p text:style-name="P12">PEERS(int, sockaddr_in, char *, int):</text:p>
      <text:p text:style-name="P12">PEERS does not parse any string, it only reads from our PEER file and writes it to the querying client. The execution of PEERS is described in the appendix.</text:p>
      <text:p text:style-name="P12"/>
      <text:p text:style-name="P6">Section <text:span text:style-name="T9">E</text:span>: <text:span text:style-name="T9">Where messages are saved in database</text:span></text:p>
      <text:p text:style-name="P10">(all line numbers in this section refer to server.c unless otherwise mentioned)</text:p>
      <text:p text:style-name="P10"/>
      <text:p text:style-name="P12">Instead of using a sql server we use fpeers.txt and fgossip.txt(file format described in appendix). Only GOSSIP and PEER <text:span text:style-name="T10">strings</text:span> must be saved, so this section will only discuss these two.</text:p>
      <text:p text:style-name="P12"/>
      <text:p text:style-name="P13">GOSSIP:</text:p>
      <text:p text:style-name="P13"><text:soft-page-break/>All GOSSIP strings are composed of [sha], [time], and [message]. Each GOSSIP string is appended to fgossip.txt in lines 228-232, such that the components are saved in the file in [message], [time], [sha] order.</text:p>
      <text:p text:style-name="P13"/>
      <text:p text:style-name="P13">PEER</text:p>
      <text:p text:style-name="P13">All PEER strings are composed of [name], [port], and [ip]. Each PEER string is appended to fpeers.txt in lines 472-476, such that the components are saved in the file in [name], [port], [ip] order.</text:p>
      <text:p text:style-name="P13"/>
      <text:p text:style-name="P7">Section <text:span text:style-name="T10">F</text:span>: <text:span text:style-name="T9">Where messages are forwarded futher</text:span></text:p>
      <text:p text:style-name="P11">(all line numbers in this section refer to server.c unless otherwise mentioned)</text:p>
      <text:p text:style-name="P11"/>
      <text:p text:style-name="P13">Only GOSSIP strings are forwarded further, so this section will only discuss GOSSIP strings.</text:p>
      <text:p text:style-name="P13"/>
      <text:p text:style-name="P13">For a message to be forwarded further GOSSIP must connect to each known peer and send the GOSSIP string. This is handled in lines 237-242 and the helper function broadcastToPeers(char *, int, char *). Lines 237-242 are a loop to execute broadcastToPeers() for each peer.</text:p>
      <text:p text:style-name="P13"/>
      <text:p text:style-name="P13">broadcastToPeers(): </text:p>
      <text:p text:style-name="P13"/>
      <text:p text:style-name="P13"/>
      <text:p text:style-name="P14">APPENDIX:</text:p>
      <text:p text:style-name="P14"/>
      <text:p text:style-name="P15">fpeers.txt FORMAT:</text:p>
      <text:p text:style-name="P15">Each PEERS message is stored inside fpeers.txt. Each entry in this file will obey the following format:</text:p>
      <text:p text:style-name="P15">BEGIN</text:p>
      <text:p text:style-name="P15">1:[name]</text:p>
      <text:p text:style-name="P15">2:[port]</text:p>
      <text:p text:style-name="P15">3:[ip]</text:p>
      <text:p text:style-name="P15">END</text:p>
      <text:p text:style-name="P15">Such that each PEER is within a BEGIN/END block. An example with two peers would be</text:p>
      <text:p text:style-name="P15">BEGIN</text:p>
      <text:p text:style-name="P15">1:Peer1</text:p>
      <text:p text:style-name="P15">2:3333</text:p>
      <text:p text:style-name="P15">3:127.0.0.1</text:p>
      <text:p text:style-name="P15">END</text:p>
      <text:p text:style-name="P15">BEGIN</text:p>
      <text:p text:style-name="P15">1:Peer2</text:p>
      <text:p text:style-name="P15">2:4444</text:p>
      <text:p text:style-name="P15">3:127.0.0.1</text:p>
      <text:p text:style-name="P15">END</text:p>
      <text:p text:style-name="P15">A peer is considered known for purposes of updating the file if the name already exists within the file. That is, no two entries may have the same name, for example </text:p>
      <text:p text:style-name="P15">BEGIN</text:p>
      <text:p text:style-name="P15">1:Test</text:p>
      <text:p text:style-name="P15">2:5555</text:p>
      <text:p text:style-name="P15">3:127.0.0.1</text:p>
      <text:p text:style-name="P15">END</text:p>
      <text:p text:style-name="P15">BEGIN</text:p>
      <text:p text:style-name="P15">1:Test</text:p>
      <text:p text:style-name="P15"><text:soft-page-break/>2:6666</text:p>
      <text:p text:style-name="P15">3:127.255.0.17</text:p>
      <text:p text:style-name="P15">END</text:p>
      <text:p text:style-name="P15">will not exist in the file.</text:p>
      <text:p text:style-name="P15"/>
      <text:p text:style-name="P15">fgossip.txt FORMAT:</text:p>
      <text:p text:style-name="P15">Each GOSSIP message is stored inside fgossip.txt. Each entry in this file will obey the following format:</text:p>
      <text:p text:style-name="P15">BEGIN</text:p>
      <text:p text:style-name="P15">1:[message]</text:p>
      <text:p text:style-name="P15">2:[time]</text:p>
      <text:p text:style-name="P15">3:[sha]</text:p>
      <text:p text:style-name="P15">END</text:p>
      <text:p text:style-name="P15">Such that each GOSSIP is within a BEGIN/END block. An example with two GOSSIPs would be</text:p>
      <text:p text:style-name="P15">BEGIN</text:p>
      <text:p text:style-name="P15">1:Tom eats Jerry</text:p>
      <text:p text:style-name="P16"><text:span text:style-name="T11">2:</text:span><text:span text:style-name="T12">2018-01-09-16-18-20-001Z</text:span></text:p>
      <text:p text:style-name="P16"><text:span text:style-name="T11">3:</text:span><text:span text:style-name="T12">mBHL7IKilvdcOFKR03ASvBNX//ypQkTRUvilYmB1/OY</text:span><text:span text:style-name="T13">=</text:span></text:p>
      <text:p text:style-name="P15">END</text:p>
      <text:p text:style-name="P15">BEGIN</text:p>
      <text:p text:style-name="P15">1:Tom eats Jerry2</text:p>
      <text:p text:style-name="P15">2:2018-01-09-16-18-20-001Z</text:p>
      <text:p text:style-name="P16"><text:span text:style-name="T11">3:</text:span><text:span text:style-name="T12">mBHL7IKilvdcOFKR03ASvBNX//ypQkTRUvilYmB1/OY</text:span><text:span text:style-name="T13">=</text:span></text:p>
      <text:p text:style-name="P15">END</text:p>
      <text:p text:style-name="P15">A GOSSIP is considered known for purposes of discarding and broadcasting if the message and time already exists within the file. That is, no two entries may have the same message and time, for example </text:p>
      <text:p text:style-name="P15">BEGIN</text:p>
      <text:p text:style-name="P15">1:Test</text:p>
      <text:p text:style-name="P15">2:2018</text:p>
      <text:p text:style-name="P15">3:placeholder</text:p>
      <text:p text:style-name="P15">END</text:p>
      <text:p text:style-name="P15">BEGIN</text:p>
      <text:p text:style-name="P15">1:Test</text:p>
      <text:p text:style-name="P15">2:2018</text:p>
      <text:p text:style-name="P15">3:placeholder1</text:p>
      <text:p text:style-name="P15">END</text:p>
      <text:p text:style-name="P15">will not exist within the file. However,</text:p>
      <text:p text:style-name="P15">BEGIN</text:p>
      <text:p text:style-name="P15">1:Test</text:p>
      <text:p text:style-name="P15">2:2019</text:p>
      <text:p text:style-name="P15">3:placeholder</text:p>
      <text:p text:style-name="P15">END</text:p>
      <text:p text:style-name="P15">BEGIN</text:p>
      <text:p text:style-name="P15">1:Test</text:p>
      <text:p text:style-name="P15">2:2020</text:p>
      <text:p text:style-name="P15">3:placeholder</text:p>
      <text:p text:style-name="P15">END</text:p>
      <text:p text:style-name="P15"><text:soft-page-break/>may exist. Note that in these examples the [time] and [sha] are not proper timestamps and sha encodings. The program makes no requirement on the form of the components, and so the file makes no requirement on the form of the components either.</text:p>
      <text:p text:style-name="P15"/>
      <text:p text:style-name="P17">GOSSIP(char *, char *):</text:p>
      <text:p text:style-name="P17">After stripping the relevant parts of the GOSSIP string(already covered) GOSSIP() must determine if a given message is already known. This is done by scanning fgossip.txt for a matching [message] and [time] entry. If this is found we discard the message, otherwise we write it to fgossip.txt and broadcast it to all peers. <text:span text:style-name="T14">Broadcasting to peers was discussed in section F.</text:span></text:p>
      <text:p text:style-name="P17"/>
      <text:p text:style-name="P18">PEERS(int, sockaddr_in, char *, int): Lines 525-642 in server.c</text:p>
      <text:p text:style-name="P18">The goal of peers is to respond to a query for the known peers of this server. The response has the form PEERS|#peers|PEER:[name]:PORT=[port]:IP=[ip]|…</text:p>
      <text:p text:style-name="P18">To accomplish this we must collect the number of known peers(lines 544-552). Following that is a formula(line 553) for determining the size of the message. It is easy to discover by counting houw many characters exist inside the file, <text:span text:style-name="T15">accounting for additional characters(BEGIN,END,1:,2:,3: = 14 per peer) and the need for an additional (PORT=,IP=, :,:,:,|) in the response. Lines 578 to 628 parse the file, collecting the relevant information from within each BEGIN/END block and put it into the string. Afterwards the function recognizes if the UDP or TCP server called this, and sends a reply appropriately(lines 634-638).</text:span></text:p>
      <text:p text:style-name="P18"/>
      <text:p text:style-name="P19">bufAppend(char *, char *, int, int):</text:p>
      <text:p text:style-name="P19">A wrapper for strcat that ensures the source buffer will fit into the destination buffer before execution, otherwise it will return -1. This was primarily used during early testing, <text:span text:style-name="T17">however the return value is no longer relevant as of submission build.</text:span></text:p>
      <text:p text:style-name="P19"/>
      <text:p text:style-name="P19">clearBuffer(char *, int howFar, int bufferSize):</text:p>
      <text:p text:style-name="P19">clearBuffer removes all content up to howFar, shifting down all content past that point. All <text:span text:style-name="T16">memory</text:span> <text:span text:style-name="T16">that is </text:span>shifted down <text:span text:style-name="T16">has its original location in the buffer</text:span> overwritten with ‘\0’ to ensure memory safety and avoid potential errors while processing the buffer <text:span text:style-name="T16">in the future.</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08:52:53.821000000</meta:creation-date>
    <dc:date>2018-03-09T13:53:57.184000000</dc:date>
    <meta:editing-duration>PT8M13S</meta:editing-duration>
    <meta:editing-cycles>5</meta:editing-cycles>
    <meta:generator>LibreOffice/6.0.2.1$Windows_X86_64 LibreOffice_project/f7f06a8f319e4b62f9bc5095aa112a65d2f3ac89</meta:generator>
    <meta:document-statistic meta:table-count="0" meta:image-count="0" meta:object-count="0" meta:page-count="5" meta:paragraph-count="126" meta:word-count="1620" meta:character-count="10020" meta:non-whitespace-character-count="8522"/>
  </office:meta>
</office:document-meta>
</file>